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Başlık1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weight="bold" style:font-weight-asian="bold" fo:font-size="18pt" style:font-size-asian="18pt"/>
    </style:style>
    <style:style style:name="P3" style:parent-style-name="Normal" style:family="paragraph">
      <style:text-properties style:language-asian="tr" style:country-asian="TR"/>
    </style:style>
  </office:automatic-styles>
  <office:body>
    <office:text text:use-soft-page-breaks="true">
      <text:h text:style-name="P1" text:outline-level="1"><text:span text:style-name="T2">Kaynakça</text:span></text:h>
      <text:p text:style-name="P3"/>
      <text:p text:style-name="Normal"><text:a xlink:href="https://maker.robotistan.com/esp8266-dersleri-6-internet-uzerinden-led-kontrolu/" office:target-frame-name="_top" xlink:show="replace"><text:span text:style-name="Köprü">https://maker.robotistan.com/esp8266-dersleri-6-internet-uzerinden-led-kontrolu/</text:span></text:a></text:p>
      <text:p text:style-name="Normal"><text:a xlink:href="https://maker.robotistan.com/esp-8266-ile-server/" office:target-frame-name="_top" xlink:show="replace"><text:span text:style-name="Köprü">https://maker.robotistan.com/esp-8266-ile-server/</text:span></text:a></text:p>
      <text:p text:style-name="Normal"><text:a xlink:href="https://maker.robotistan.com/esp8266-dersleri-3-at-komutlarinin-kullanilmasi/" office:target-frame-name="_top" xlink:show="replace"><text:span text:style-name="Köprü">https://maker.robotistan.com/esp8266-dersleri-3-at-komutlarinin-kullanilmasi/</text:span></text:a></text:p>
      <text:p text:style-name="Normal"><text:a xlink:href="http://tecrubedenkatreler.com/esp8266-programlama-arduinoyla/" office:target-frame-name="_top" xlink:show="replace"><text:span text:style-name="Köprü">http://tecrubedenkatreler.com/esp8266-programlama-arduinoyla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 fo:line-height="107%"/>
      <style:text-properties style:font-name="Cambria" style:font-name-asian="Times New Roman" style:font-name-complex="Times New Roman" fo:color="#365F91" fo:font-size="16pt" style:font-size-asian="16pt" style:font-size-complex="16pt" style:language-asian="tr" style:country-asian="TR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Cambria" style:font-name-asian="Times New Roman" style:font-name-complex="Times New Roman" fo:color="#365F91" fo:font-size="16pt" style:font-size-asian="16pt" style:font-size-complex="16pt" style:language-asian="tr" style:country-asian="TR"/>
    </style:style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19-05-21T14:28:00Z</meta:creation-date>
    <dc:date>2019-05-21T14:30:00Z</dc:date>
    <meta:template xlink:href="Normal" xlink:type="simple"/>
    <meta:editing-cycles>2</meta:editing-cycles>
    <meta:editing-duration>PT120S</meta:editing-duration>
    <meta:document-statistic meta:page-count="1" meta:paragraph-count="1" meta:word-count="92" meta:character-count="621" meta:row-count="4" meta:non-whitespace-character-count="530"/>
  </office:meta>
</office:document-meta>
</file>